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fffff" draw:textarea-horizontal-align="justify" draw:textarea-vertical-align="middle" draw:auto-grow-height="false"/>
    </style:style>
    <style:style style:name="gr2" style:family="graphic" style:parent-style-name="standard">
      <style:graphic-properties draw:stroke="none" draw:stroke-dash="Ultrafine_20_Dashed" svg:stroke-color="#000080" draw:fill="solid" draw:fill-color="#ffffff" draw:textarea-horizontal-align="justify" draw:textarea-vertical-align="middle" draw:auto-grow-height="false"/>
    </style:style>
    <style:style style:name="gr3" style:family="graphic" style:parent-style-name="standard">
      <style:graphic-properties draw:stroke="none" draw:stroke-dash="Ultrafine_20_Dashed" svg:stroke-color="#ffffff" draw:fill="solid" draw:fill-color="#ffffff" draw:textarea-horizontal-align="justify" draw:textarea-vertical-align="middle" draw:auto-grow-height="false"/>
    </style:style>
    <style:style style:name="gr4" style:family="graphic" style:parent-style-name="standard">
      <style:graphic-properties svg:stroke-color="#800000" draw:fill="solid" draw:fill-color="#dd4814" draw:textarea-horizontal-align="justify" draw:textarea-vertical-align="middle" draw:auto-grow-height="false" fo:min-height="0cm" fo:min-width="0cm"/>
    </style:style>
    <style:style style:name="gr5" style:family="graphic" style:parent-style-name="standard">
      <style:graphic-properties svg:stroke-color="#355e00" draw:fill="solid" draw:fill-color="#5c8526" draw:textarea-horizontal-align="justify" draw:textarea-vertical-align="middle" draw:auto-grow-height="false" fo:min-height="0cm" fo:min-width="0cm"/>
    </style:style>
    <style:style style:name="gr6" style:family="graphic" style:parent-style-name="standard">
      <style:graphic-properties svg:stroke-color="#000080" draw:fill="solid" draw:fill-color="#0099ff"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800000" draw:fill="solid" draw:fill-color="#dd4814" draw:textarea-horizontal-align="justify" draw:textarea-vertical-align="middle" draw:auto-grow-height="false" fo:min-height="0cm" fo:min-width="0cm"/>
    </style:style>
    <style:style style:name="gr10" style:family="graphic" style:parent-style-name="standard">
      <style:graphic-properties svg:stroke-color="#cccccc" draw:fill="solid" draw:fill-color="#e6e6e6" draw:textarea-horizontal-align="justify" draw:textarea-vertical-align="middle" draw:auto-grow-height="false" fo:min-height="0cm" fo:min-width="0cm" fo:wrap-option="no-wrap"/>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fill="solid" draw:fill-color="#ffcc99" draw:textarea-horizontal-align="justify" draw:textarea-vertical-align="middle" draw:auto-grow-height="false"/>
    </style:style>
    <style:style style:name="gr13" style:family="graphic" style:parent-style-name="standard">
      <style:graphic-properties draw:stroke="none" svg:stroke-color="#000000" draw:fill="none" draw:fill-color="#ffffff" draw:auto-grow-height="true" draw:auto-grow-width="false" fo:max-height="0cm" fo:min-height="0.01cm"/>
    </style:style>
    <style:style style:name="gr14" style:family="graphic" style:parent-style-name="standard">
      <style:graphic-properties draw:stroke="none" svg:stroke-color="#000000" draw:fill="none" draw:fill-color="#ffffff" draw:auto-grow-height="true" draw:auto-grow-width="false" fo:max-height="0cm" fo:min-height="0.331cm"/>
    </style:style>
    <style:style style:name="gr15" style:family="graphic" style:parent-style-name="standard">
      <style:graphic-properties draw:stroke="none" svg:stroke-color="#000000" draw:fill="none" draw:fill-color="#ffffff" draw:auto-grow-height="true" draw:auto-grow-width="false" fo:max-height="0cm" fo:min-height="5.55cm"/>
    </style:style>
    <style:style style:name="gr16" style:family="graphic" style:parent-style-name="standard">
      <style:graphic-properties draw:stroke="solid" svg:stroke-color="#000000" draw:fill="solid" draw:fill-color="#ffcc99" draw:textarea-horizontal-align="justify" draw:textarea-vertical-align="middle" draw:auto-grow-height="false"/>
    </style:style>
    <style:style style:name="gr17" style:family="graphic" style:parent-style-name="standard">
      <style:graphic-properties draw:stroke="none" svg:stroke-color="#000000" draw:fill="none" draw:fill-color="#ffffff" draw:auto-grow-height="true" draw:auto-grow-width="false" fo:max-height="0cm" fo:min-height="0.231cm"/>
    </style:style>
    <style:style style:name="gr18" style:family="graphic" style:parent-style-name="standard">
      <style:graphic-properties draw:stroke="none" svg:stroke-color="#ffffff" draw:fill="none" draw:textarea-horizontal-align="justify" draw:textarea-vertical-align="middle" draw:auto-grow-height="false"/>
    </style:style>
    <style:style style:name="gr19" style:family="graphic" style:parent-style-name="standard">
      <style:graphic-properties svg:stroke-color="#000000" draw:fill="none" draw:textarea-horizontal-align="justify" draw:textarea-vertical-align="middle" draw:auto-grow-height="false"/>
    </style:style>
    <style:style style:name="gr20" style:family="graphic" style:parent-style-name="standard">
      <style:graphic-properties draw:stroke="dash" draw:stroke-dash="Fine_20_Dashed_20__28_var_29_" svg:stroke-color="#000000" draw:fill="none" draw:textarea-horizontal-align="justify" draw:textarea-vertical-align="bottom" draw:auto-grow-height="false" fo:padding-bottom="-0.7cm"/>
    </style:style>
    <style:style style:name="gr21" style:family="graphic" style:parent-style-name="objectwithoutfill">
      <style:graphic-properties draw:marker-end="" draw:marker-end-width="0.3cm" draw:fill="none" draw:textarea-vertical-align="middle"/>
    </style:style>
    <style:style style:name="gr22" style:family="graphic" style:parent-style-name="objectwithoutfill">
      <style:graphic-properties svg:stroke-color="#000080" draw:marker-end="Arrow" draw:marker-end-width="0.3cm" draw:fill="none" draw:textarea-vertical-align="middle"/>
    </style:style>
    <style:style style:name="gr23" style:family="graphic" style:parent-style-name="objectwithoutfill">
      <style:graphic-properties svg:stroke-color="#800000" draw:marker-end="Arrow" draw:marker-end-width="0.3cm" draw:fill="none" draw:textarea-vertical-align="middle"/>
    </style:style>
    <style:style style:name="gr24" style:family="graphic" style:parent-style-name="standard">
      <style:graphic-properties svg:stroke-color="#800000" draw:fill="solid" draw:fill-color="#ffffff" draw:textarea-horizontal-align="justify" draw:textarea-vertical-align="middle" draw:auto-grow-height="false"/>
    </style:style>
    <style:style style:name="gr25" style:family="graphic" style:parent-style-name="standard">
      <style:graphic-properties svg:stroke-color="#355e00" draw:fill="solid" draw:fill-color="#ffffff" draw:textarea-horizontal-align="justify" draw:textarea-vertical-align="middle" draw:auto-grow-height="false"/>
    </style:style>
    <style:style style:name="gr26" style:family="graphic" style:parent-style-name="objectwithoutfill">
      <style:graphic-properties svg:stroke-color="#355e00" draw:marker-end="Arrow" draw:marker-end-width="0.3cm" draw:fill="none" draw:textarea-vertical-align="middle"/>
    </style:style>
    <style:style style:name="gr27" style:family="graphic" style:parent-style-name="objectwithoutfill">
      <style:graphic-properties svg:stroke-color="#800000" draw:marker-start="" draw:marker-end="Arrow" draw:marker-end-width="0.3cm" draw:fill="none" draw:textarea-vertical-align="middle"/>
    </style:style>
    <style:style style:name="gr28" style:family="graphic" style:parent-style-name="objectwithoutfill">
      <style:graphic-properties svg:stroke-width="0cm" svg:stroke-color="#b3b3b3" draw:marker-start-width="0.2cm" draw:marker-end="Arrow" draw:marker-end-width="0.3cm" draw:fill="none" draw:textarea-vertical-align="middle" fo:padding-top="0.125cm" fo:padding-bottom="0.125cm" fo:padding-left="0.25cm" fo:padding-right="0.25cm"/>
    </style:style>
    <style:style style:name="gr29" style:family="graphic" style:parent-style-name="objectwithoutfill">
      <style:graphic-properties svg:stroke-color="#000080" draw:fill="none" draw:textarea-vertical-align="middle"/>
    </style:style>
    <style:style style:name="gr30" style:family="graphic" style:parent-style-name="objectwithoutfill">
      <style:graphic-properties svg:stroke-color="#800000" draw:fill="none" draw:textarea-vertical-align="middle"/>
    </style:style>
    <style:style style:name="gr31" style:family="graphic" style:parent-style-name="objectwithoutfill">
      <style:graphic-properties draw:stroke="dash" draw:stroke-dash="Fine_20_Dashed_20__28_var_29_" svg:stroke-color="#800000" draw:fill="none" draw:textarea-vertical-align="middle"/>
    </style:style>
    <style:style style:name="gr32" style:family="graphic" style:parent-style-name="standard">
      <style:graphic-properties svg:stroke-color="#000080" draw:fill="solid" draw:fill-color="#ffff00" draw:textarea-horizontal-align="justify" draw:textarea-vertical-align="middle" draw:auto-grow-height="false" fo:min-height="0cm" fo:min-width="0cm"/>
    </style:style>
    <style:style style:name="gr33" style:family="graphic" style:parent-style-name="objectwithoutfill">
      <style:graphic-properties draw:marker-end="Arrow" draw:marker-end-width="0.3cm" draw:fill="none" draw:fill-color="#ffff00"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0.056cm"/>
    </style:style>
    <style:style style:name="gr35" style:family="graphic" style:parent-style-name="objectwithoutfill">
      <style:graphic-properties svg:stroke-color="#355e00" draw:fill="none" draw:textarea-vertical-align="middle"/>
    </style:style>
    <style:style style:name="gr36" style:family="graphic" style:parent-style-name="standard">
      <style:graphic-properties svg:stroke-color="#355e00" draw:textarea-vertical-align="middle"/>
    </style:style>
    <style:style style:name="gr37" style:family="graphic" style:parent-style-name="standard">
      <style:graphic-properties svg:stroke-color="#800080" draw:fill="solid" draw:fill-color="#ffffff" draw:textarea-horizontal-align="justify" draw:textarea-vertical-align="middle" draw:auto-grow-height="false" fo:min-height="0cm" fo:min-width="0cm"/>
    </style:style>
    <style:style style:name="gr38" style:family="graphic" style:parent-style-name="objectwithoutfill">
      <style:graphic-properties svg:stroke-width="0.1cm" svg:stroke-color="#999999" draw:marker-start-width="0.35cm" draw:marker-end="Arrow" draw:marker-end-width="0.45cm" draw:fill="none" draw:textarea-vertical-align="middle" fo:padding-top="0.175cm" fo:padding-bottom="0.175cm" fo:padding-left="0.3cm" fo:padding-right="0.3cm"/>
    </style:style>
    <style:style style:name="gr39" style:family="graphic" style:parent-style-name="standard">
      <style:graphic-properties draw:stroke="none" svg:stroke-color="#000000" draw:fill="none" draw:fill-color="#ffffff" draw:auto-grow-height="true" draw:auto-grow-width="false" fo:max-height="0cm" fo:min-height="3.571cm" fo:padding-top="0cm" fo:padding-bottom="0cm" fo:padding-left="0cm" fo:padding-right="0cm"/>
    </style:style>
    <style:style style:name="gr40" style:family="graphic" style:parent-style-name="standard">
      <style:graphic-properties draw:stroke="none" svg:stroke-color="#000000" draw:fill="none" draw:fill-color="#ffffff" draw:auto-grow-height="true" draw:auto-grow-width="false" fo:max-height="0cm" fo:min-height="0cm" fo:padding-top="0cm" fo:padding-bottom="0cm" fo:padding-left="0cm" fo:padding-right="0cm"/>
    </style:style>
    <style:style style:name="gr41" style:family="graphic" style:parent-style-name="standard">
      <style:graphic-properties draw:stroke="dash" draw:stroke-dash="Fine_20_Dashed_20__28_var_29_" draw:textarea-vertical-align="middle"/>
    </style:style>
    <style:style style:name="gr42"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text-properties fo:font-size="11pt" style:font-size-asian="11pt" style:font-size-complex="11pt"/>
    </style:style>
    <style:style style:name="P4" style:family="paragraph">
      <style:paragraph-properties fo:text-align="start"/>
      <style:text-properties fo:font-weight="bold" style:font-weight-asian="bold" style:font-weight-complex="bold"/>
    </style:style>
    <style:style style:name="P5" style:family="paragraph">
      <style:text-properties fo:font-size="14pt" fo:font-weight="bold" style:font-size-asian="14pt" style:font-weight-asian="bold" style:font-size-complex="14pt" style:font-weight-complex="bold"/>
    </style:style>
    <style:style style:name="P6" style:family="paragraph">
      <style:paragraph-properties fo:text-align="center"/>
      <style:text-properties fo:font-size="12pt" style:font-size-asian="12pt" style:font-size-complex="12pt"/>
    </style:style>
    <style:style style:name="P7" style:family="paragraph">
      <style:paragraph-properties fo:text-align="start"/>
    </style:style>
    <style:style style:name="P8" style:family="paragraph">
      <style:paragraph-properties fo:text-align="start"/>
      <style:text-properties fo:font-size="14pt" style:font-size-asian="14pt" style:font-size-complex="14pt"/>
    </style:style>
    <style:style style:name="P9" style:family="paragraph">
      <style:text-properties fo:font-weight="bold" style:font-weight-asian="bold" style:font-weight-complex="bold"/>
    </style:style>
    <style:style style:name="P10" style:family="paragraph">
      <style:text-properties fo:font-size="10.5pt" style:font-size-asian="10.5pt" style:font-size-complex="10.5pt"/>
    </style:style>
    <style:style style:name="P11" style:family="paragraph">
      <style:paragraph-properties fo:text-align="end"/>
      <style:text-properties fo:font-size="14pt" style:font-size-asian="14pt" style:font-size-complex="14pt"/>
    </style:style>
    <style:style style:name="P12" style:family="paragraph">
      <style:paragraph-properties fo:text-align="center"/>
      <style:text-properties fo:font-size="14pt" style:font-size-asian="14pt" style:font-size-complex="14pt"/>
    </style:style>
    <style:style style:name="P13" style:family="paragraph">
      <style:paragraph-properties fo:text-align="center"/>
      <style:text-properties fo:color="#800000" fo:font-size="14pt" style:font-size-asian="14pt" style:font-size-complex="14pt"/>
    </style:style>
    <style:style style:name="P14" style:family="paragraph">
      <style:paragraph-properties fo:text-align="center"/>
      <style:text-properties fo:color="#355e00" fo:font-size="14pt" style:font-size-asian="14pt" style:font-size-complex="14pt"/>
    </style:style>
    <style:style style:name="P15" style:family="paragraph">
      <style:paragraph-properties fo:text-align="center"/>
      <style:text-properties fo:font-size="10pt" style:font-size-asian="10pt" style:font-size-complex="10pt"/>
    </style:style>
    <style:style style:name="P16" style:family="paragraph">
      <style:text-properties fo:font-size="12pt" style:font-size-asian="12pt" style:font-size-complex="12pt"/>
    </style:style>
    <style:style style:name="P17"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1pt" style:font-size-asian="11pt" style:font-size-complex="11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style:text-position="-33% 58%" fo:font-size="14pt" style:font-size-asian="14pt" style:font-size-complex="14pt"/>
    </style:style>
    <style:style style:name="T7" style:family="text">
      <style:text-properties style:text-position="33% 58%" fo:font-size="12pt" style:font-size-asian="12pt" style:font-size-complex="12pt"/>
    </style:style>
    <style:style style:name="T8" style:family="text">
      <style:text-properties fo:font-weight="bold" style:font-weight-asian="bold" style:font-weight-complex="bold"/>
    </style:style>
    <style:style style:name="T9" style:family="text">
      <style:text-properties fo:font-size="10.5pt" style:font-size-asian="10.5pt" style:font-size-complex="10.5pt"/>
    </style:style>
    <style:style style:name="T10" style:family="text">
      <style:text-properties style:text-position="33% 58%" fo:font-size="14pt" style:font-size-asian="14pt" style:font-size-complex="14pt"/>
    </style:style>
    <style:style style:name="T11" style:family="text">
      <style:text-properties fo:color="#800000" fo:font-size="14pt" style:font-size-asian="14pt" style:font-size-complex="14pt"/>
    </style:style>
    <style:style style:name="T12" style:family="text">
      <style:text-properties fo:color="#800000" style:text-position="33% 58%" fo:font-size="14pt" style:font-size-asian="14pt" style:font-size-complex="14pt"/>
    </style:style>
    <style:style style:name="T13" style:family="text">
      <style:text-properties fo:color="#355e00" fo:font-size="14pt" style:font-size-asian="14pt" style:font-size-complex="14pt"/>
    </style:style>
    <style:style style:name="T14" style:family="text">
      <style:text-properties fo:font-size="10pt"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style:text-position="33% 58%" fo:font-size="10pt" style:font-size-asian="10pt" style:font-size-complex="10pt"/>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size="6pt" fo:font-weight="bold" style:font-size-asian="6pt" style:font-weight-asian="bold" style:font-size-complex="6pt" style:font-weight-complex="bold"/>
    </style:style>
    <style:style style:name="T19" style:family="text">
      <style:text-properties fo:color="#800000" fo:font-size="10pt" style:font-size-asian="10pt" style:font-size-complex="10pt"/>
    </style:style>
    <style:style style:name="T20" style:family="text">
      <style:text-properties fo:color="#000080" fo:font-size="10pt" style:font-size-asian="10pt" style:font-size-complex="10pt"/>
    </style:style>
    <style:style style:name="T21" style:family="text">
      <style:text-properties fo:font-size="2pt" style:font-size-asian="2pt" style:font-size-complex="2pt"/>
    </style:style>
    <style:style style:name="T22" style:family="text">
      <style:text-properties fo:color="#00800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0.3cm" svg:height="0.701cm" svg:x="17.092cm" svg:y="11.052cm">
          <text:p/>
          <draw:enhanced-geometry svg:viewBox="0 0 21600 21600" draw:mirror-horizontal="false" draw:mirror-vertical="false" draw:type="rectangle" draw:enhanced-path="M 0 0 L 21600 0 21600 21600 0 21600 0 0 Z N"/>
        </draw:custom-shape>
        <draw:custom-shape draw:style-name="gr1" draw:text-style-name="P1" xml:id="id34" draw:id="id34" draw:layer="layout" svg:width="0.3cm" svg:height="0.701cm" svg:x="7.45cm" svg:y="10.351cm">
          <text:p/>
          <draw:enhanced-geometry svg:viewBox="0 0 21600 21600" draw:mirror-horizontal="false" draw:mirror-vertical="false" draw:type="rectangle" draw:enhanced-path="M 0 0 L 21600 0 21600 21600 0 21600 0 0 Z N"/>
        </draw:custom-shape>
        <draw:custom-shape draw:style-name="gr1" draw:text-style-name="P1" xml:id="id36" draw:id="id36" draw:layer="layout" svg:width="0.3cm" svg:height="0.701cm" svg:x="14.692cm" svg:y="11.251cm">
          <text:p/>
          <draw:enhanced-geometry svg:viewBox="0 0 21600 21600" draw:mirror-horizontal="false" draw:mirror-vertical="false" draw:type="rectangle" draw:enhanced-path="M 0 0 L 21600 0 21600 21600 0 21600 0 0 Z N"/>
        </draw:custom-shape>
        <draw:custom-shape draw:style-name="gr1" draw:text-style-name="P1" xml:id="id24" draw:id="id24" draw:layer="layout" svg:width="0.3cm" svg:height="1.173cm" svg:x="3.3cm" svg:y="8.66cm">
          <text:p/>
          <draw:enhanced-geometry svg:viewBox="0 0 21600 21600" draw:mirror-horizontal="false" draw:mirror-vertical="false" draw:type="rectangle" draw:enhanced-path="M 0 0 L 21600 0 21600 21600 0 21600 0 0 Z N"/>
        </draw:custom-shape>
        <draw:custom-shape draw:style-name="gr2" draw:text-style-name="P1" xml:id="id9" draw:id="id9" draw:layer="layout" svg:width="0.6cm" svg:height="2.423cm" svg:x="6.45cm" svg:y="13.277cm">
          <text:p/>
          <draw:enhanced-geometry svg:viewBox="0 0 21600 21600" draw:type="rectangle" draw:enhanced-path="M 0 0 L 21600 0 21600 21600 0 21600 0 0 Z N"/>
        </draw:custom-shape>
        <draw:custom-shape draw:style-name="gr2" draw:text-style-name="P1" xml:id="id11" draw:id="id11" draw:layer="layout" svg:width="0.6cm" svg:height="2.423cm" svg:x="3.15cm" svg:y="13.278cm">
          <text:p/>
          <draw:enhanced-geometry svg:viewBox="0 0 21600 21600" draw:type="rectangle" draw:enhanced-path="M 0 0 L 21600 0 21600 21600 0 21600 0 0 Z N"/>
        </draw:custom-shape>
        <draw:custom-shape draw:style-name="gr3" draw:text-style-name="P1" xml:id="id27" draw:id="id27" draw:layer="layout" svg:width="0.6cm" svg:height="2.423cm" svg:x="4.625cm" svg:y="2.553cm">
          <text:p/>
          <draw:enhanced-geometry svg:viewBox="0 0 21600 21600" draw:type="rectangle" draw:enhanced-path="M 0 0 L 21600 0 21600 21600 0 21600 0 0 Z N"/>
        </draw:custom-shape>
        <draw:custom-shape draw:style-name="gr3" draw:text-style-name="P1" xml:id="id10" draw:id="id10" draw:layer="layout" svg:width="0.6cm" svg:height="2.423cm" svg:x="3.15cm" svg:y="2.552cm">
          <text:p/>
          <draw:enhanced-geometry svg:viewBox="0 0 21600 21600" draw:type="rectangle" draw:enhanced-path="M 0 0 L 21600 0 21600 21600 0 21600 0 0 Z N"/>
        </draw:custom-shape>
        <draw:custom-shape draw:style-name="gr3" draw:text-style-name="P1" xml:id="id8" draw:id="id8" draw:layer="layout" svg:width="0.6cm" svg:height="2.423cm" svg:x="6.45cm" svg:y="2.552cm">
          <text:p/>
          <draw:enhanced-geometry svg:viewBox="0 0 21600 21600" draw:type="rectangle" draw:enhanced-path="M 0 0 L 21600 0 21600 21600 0 21600 0 0 Z N"/>
        </draw:custom-shape>
        <draw:custom-shape draw:style-name="gr1" draw:text-style-name="P1" xml:id="id23" draw:id="id23" draw:layer="layout" svg:width="0.3cm" svg:height="0.701cm" svg:x="3.9cm" svg:y="7.85cm">
          <text:p/>
          <draw:enhanced-geometry svg:viewBox="0 0 21600 21600" draw:mirror-horizontal="false" draw:mirror-vertical="false" draw:type="rectangle" draw:enhanced-path="M 0 0 L 21600 0 21600 21600 0 21600 0 0 Z N"/>
        </draw:custom-shape>
        <draw:custom-shape draw:style-name="gr1" draw:text-style-name="P1" xml:id="id26" draw:id="id26" draw:layer="layout" svg:width="0.3cm" svg:height="0.701cm" svg:x="3.6cm" svg:y="7.85cm">
          <text:p/>
          <draw:enhanced-geometry svg:viewBox="0 0 21600 21600" draw:mirror-horizontal="false" draw:mirror-vertical="false" draw:type="rectangle" draw:enhanced-path="M 0 0 L 21600 0 21600 21600 0 21600 0 0 Z N"/>
        </draw:custom-shape>
        <draw:custom-shape draw:style-name="gr1" draw:text-style-name="P1" xml:id="id37" draw:id="id37" draw:layer="layout" svg:width="0.3cm" svg:height="0.701cm" svg:x="3.6cm" svg:y="9.95cm">
          <text:p/>
          <draw:enhanced-geometry svg:viewBox="0 0 21600 21600" draw:mirror-horizontal="false" draw:mirror-vertical="false" draw:type="rectangle" draw:enhanced-path="M 0 0 L 21600 0 21600 21600 0 21600 0 0 Z N"/>
        </draw:custom-shape>
        <draw:custom-shape draw:style-name="gr1" draw:text-style-name="P1" xml:id="id22" draw:id="id22" draw:layer="layout" svg:width="0.3cm" svg:height="0.6cm" svg:x="7cm" svg:y="5.787cm">
          <text:p/>
          <draw:enhanced-geometry svg:viewBox="0 0 21600 21600" draw:mirror-horizontal="false" draw:mirror-vertical="false" draw:type="rectangle" draw:enhanced-path="M 0 0 L 21600 0 21600 21600 0 21600 0 0 Z N"/>
        </draw:custom-shape>
        <draw:custom-shape draw:style-name="gr1" draw:text-style-name="P1" xml:id="id20" draw:id="id20" draw:layer="layout" svg:width="0.3cm" svg:height="0.6cm" svg:x="7.3cm" svg:y="5.787cm">
          <text:p/>
          <draw:enhanced-geometry svg:viewBox="0 0 21600 21600" draw:mirror-horizontal="false" draw:mirror-vertical="false" draw:type="rectangle" draw:enhanced-path="M 0 0 L 21600 0 21600 21600 0 21600 0 0 Z N"/>
        </draw:custom-shape>
        <draw:custom-shape draw:style-name="gr1" draw:text-style-name="P1" xml:id="id21" draw:id="id21" draw:layer="layout" svg:width="0.3cm" svg:height="0.6cm" svg:x="6.6cm" svg:y="6.587cm">
          <text:p/>
          <draw:enhanced-geometry svg:viewBox="0 0 21600 21600" draw:mirror-horizontal="false" draw:mirror-vertical="false" draw:type="rectangle" draw:enhanced-path="M 0 0 L 21600 0 21600 21600 0 21600 0 0 Z N"/>
        </draw:custom-shape>
        <draw:custom-shape draw:style-name="gr4" draw:text-style-name="P2" xml:id="id14" draw:id="id14" draw:layer="layout" svg:width="4.8cm" svg:height="1.2cm" svg:x="8.8cm" svg:y="7.6cm">
          <text:p text:style-name="P1"><text:span text:style-name="T1">Transfer Fun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xml:id="id12" draw:id="id12" draw:layer="layout" svg:width="4.8cm" svg:height="1.2cm" svg:x="8.8cm" svg:y="9.7cm">
          <text:p text:style-name="P1"><text:span text:style-name="T1">Run Con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19" draw:id="id19" draw:layer="layout" svg:width="4.8cm" svg:height="1.225cm" svg:x="8.8cm" svg:y="5.475cm">
          <text:p text:style-name="P1"><text:span text:style-name="T1">New Con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layer="layout" svg:width="12.8cm" svg:height="0.962cm" svg:x="4.1cm" svg:y="1.238cm">
          <draw:text-box>
            <text:p text:style-name="P1">ETHEREUM FLOW DIAGRAMS</text:p>
          </draw:text-box>
        </draw:frame>
        <draw:frame draw:style-name="gr7" draw:text-style-name="P3" draw:layer="layout" svg:width="12.8cm" svg:height="0.683cm" svg:x="4.1cm" svg:y="2.138cm">
          <draw:text-box>
            <text:p text:style-name="P1"><text:span text:style-name="T2">Aeron Buchanan, version 2.1</text:span></text:p>
          </draw:text-box>
        </draw:frame>
        <draw:line draw:style-name="gr8" draw:text-style-name="P1" draw:layer="layout" svg:x1="6.4cm" svg:y1="21.2cm" svg:x2="18.2cm" svg:y2="21.2cm">
          <text:p/>
        </draw:line>
        <draw:line draw:style-name="gr8" draw:text-style-name="P1" draw:layer="layout" svg:x1="3.3cm" svg:y1="3.1cm" svg:x2="17.7cm" svg:y2="3.1cm">
          <text:p/>
        </draw:line>
        <draw:custom-shape draw:style-name="gr9" draw:text-style-name="P1" xml:id="id3" draw:id="id3" draw:layer="layout" svg:width="2cm" svg:height="5cm" svg:x="15.6cm" svg:y="22.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6.6cm" svg:height="10cm" svg:x="18.5cm" svg:y="19.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5" xml:id="id1" draw:id="id1" draw:layer="layout" svg:width="5.6cm" svg:height="0.806cm" draw:transform="rotate (1.5707963267949) translate (19.192cm 27.48cm)">
          <draw:text-box>
            <text:p text:style-name="P1"><text:span text:style-name="T3">CLIENTS</text:span></text:p>
          </draw:text-box>
        </draw:frame>
        <draw:connector draw:style-name="gr11" draw:text-style-name="P1" draw:layer="layout" svg:x1="19.192cm" svg:y1="24.68cm" svg:x2="17.4cm" svg:y2="24.68cm" draw:start-shape="id1" draw:start-glue-point="0" draw:end-shape="id2" draw:end-glue-point="2" svg:d="m19192 24680h-1792" svg:viewBox="0 0 1793 1">
          <text:p/>
        </draw:connector>
        <draw:frame draw:style-name="gr7" draw:text-style-name="P1" xml:id="id2" draw:id="id2" draw:layer="layout" svg:width="4.8cm" svg:height="1.673cm" draw:transform="rotate (1.5707963267949) translate (15.727cm 27.08cm)">
          <draw:text-box>
            <text:p text:style-name="P1">Transaction Pool</text:p>
          </draw:text-box>
        </draw:frame>
        <draw:connector draw:style-name="gr11" draw:text-style-name="P1" draw:layer="layout" svg:x1="15.6cm" svg:y1="24.68cm" svg:x2="13.2cm" svg:y2="24.68cm" draw:start-shape="id3" draw:start-glue-point="3" draw:end-shape="id4" draw:end-glue-point="1" svg:d="m15600 24680h-2400" svg:viewBox="0 0 2401 1">
          <text:p/>
        </draw:connector>
        <draw:custom-shape draw:style-name="gr12" draw:text-style-name="P6" xml:id="id5" draw:id="id5" draw:layer="layout" svg:width="3.2cm" svg:height="1.2cm" svg:x="8.4cm" svg:y="22.497cm">
          <text:p text:style-name="P1"><text:span text:style-name="T4">balances</text:span></text:p>
          <draw:enhanced-geometry svg:viewBox="0 0 21600 21600" draw:type="rectangle" draw:enhanced-path="M 0 0 L 21600 0 21600 21600 0 21600 0 0 Z N"/>
        </draw:custom-shape>
        <draw:frame draw:style-name="gr13" draw:text-style-name="P8" draw:layer="layout" svg:width="2.1cm" svg:height="0.924cm" svg:x="6.4cm" svg:y="22.635cm">
          <draw:text-box>
            <text:p text:style-name="P7"><text:span text:style-name="T5">state</text:span><text:span text:style-name="T6">n-1</text:span></text:p>
          </draw:text-box>
        </draw:frame>
        <draw:custom-shape draw:style-name="gr12" draw:text-style-name="P1" xml:id="id6" draw:id="id6" draw:layer="layout" svg:width="3.2cm" svg:height="1.2cm" svg:x="8.4cm" svg:y="27.177cm">
          <text:p text:style-name="P1"><text:span text:style-name="T4">balances</text:span><text:span text:style-name="T7">***</text:span></text:p>
          <draw:enhanced-geometry svg:viewBox="0 0 21600 21600" draw:type="rectangle" draw:enhanced-path="M 0 0 L 21600 0 21600 21600 0 21600 0 0 Z N"/>
        </draw:custom-shape>
        <draw:frame draw:style-name="gr14" draw:text-style-name="P8" draw:layer="layout" svg:width="2.1cm" svg:height="0.924cm" svg:x="6.4cm" svg:y="27.315cm">
          <draw:text-box>
            <text:p text:style-name="P7"><text:span text:style-name="T5">state</text:span><text:span text:style-name="T6">n</text:span></text:p>
          </draw:text-box>
        </draw:frame>
        <draw:connector draw:style-name="gr11" draw:text-style-name="P1" draw:layer="layout" svg:x1="10cm" svg:y1="23.697cm" svg:x2="10cm" svg:y2="27.177cm" draw:start-shape="id5" draw:start-glue-point="2" draw:end-shape="id6" draw:end-glue-point="0" svg:d="m10000 23697v3480" svg:viewBox="0 0 1 3481">
          <text:p/>
        </draw:connector>
        <draw:frame draw:style-name="gr7" draw:text-style-name="P6" draw:layer="layout" svg:width="2cm" svg:height="0.725cm" svg:x="13.6cm" svg:y="24.1cm">
          <draw:text-box>
            <text:p text:style-name="P1"><text:span text:style-name="T4">select</text:span></text:p>
          </draw:text-box>
        </draw:frame>
        <draw:frame draw:style-name="gr7" draw:text-style-name="P9" draw:layer="layout" svg:width="5.6cm" svg:height="0.962cm" svg:x="10.8cm" svg:y="21.838cm">
          <draw:text-box>
            <text:p text:style-name="P1"><text:span text:style-name="T8">Bitcoin</text:span></text:p>
          </draw:text-box>
        </draw:frame>
        <draw:frame draw:style-name="gr15" draw:text-style-name="P10" draw:layer="layout" svg:width="3.3cm" svg:height="8.06cm" svg:x="1.2cm" svg:y="21.2cm">
          <draw:text-box>
            <text:p><text:span text:style-name="T9">PoW: </text:span></text:p>
            <text:p><text:span text:style-name="T9">proof of work to guarantee chronology</text:span></text:p>
            <text:p><text:span text:style-name="T9"/></text:p>
            <text:p><text:span text:style-name="T9">* creation of a new account (balance + RAM) is implicit.</text:span></text:p>
            <text:p><text:span text:style-name="T9"/></text:p>
            <text:p><text:span text:style-name="T9">** apply the rule of transactions: <text:s/></text:span></text:p>
            <text:p><text:span text:style-name="T9">no double spend</text:span></text:p>
            <text:p><text:span text:style-name="T9"/></text:p>
            <text:p><text:span text:style-name="T9">*** balances not necessarily stored explicitly</text:span></text:p>
            <text:p><text:span text:style-name="T9"/></text:p>
            <text:p><text:span text:style-name="T9"/></text:p>
          </draw:text-box>
        </draw:frame>
        <draw:custom-shape draw:style-name="gr10" draw:text-style-name="P4" draw:layer="layout" svg:width="12.4cm" svg:height="4.4cm" draw:transform="rotate (1.5707963267949) translate (18.9cm 1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5" xml:id="id16" draw:id="id16" draw:layer="layout" svg:width="5.6cm" svg:height="0.806cm" draw:transform="rotate (1.5707963267949) translate (19.292cm 11cm)">
          <draw:text-box>
            <text:p text:style-name="P1"><text:span text:style-name="T3">CLIENTS</text:span></text:p>
          </draw:text-box>
        </draw:frame>
        <draw:custom-shape draw:style-name="gr16" draw:text-style-name="P6" draw:layer="layout" svg:width="4.6cm" svg:height="1.2cm" svg:x="2.8cm" svg:y="3.775cm">
          <text:p text:style-name="P1"><text:span text:style-name="T4">balances <text:s text:c="11"/>RAM</text:span></text:p>
          <draw:enhanced-geometry svg:viewBox="0 0 21600 21600" draw:type="rectangle" draw:enhanced-path="M 0 0 L 21600 0 21600 21600 0 21600 0 0 Z N"/>
        </draw:custom-shape>
        <draw:frame draw:style-name="gr7" draw:text-style-name="P11" draw:layer="layout" svg:width="2cm" svg:height="0.924cm" svg:x="1cm" svg:y="3.913cm">
          <draw:text-box>
            <text:p text:style-name="P7"><text:span text:style-name="T5">state</text:span><text:span text:style-name="T6">n-1</text:span></text:p>
          </draw:text-box>
        </draw:frame>
        <draw:frame draw:style-name="gr17" draw:text-style-name="P8" draw:layer="layout" svg:width="1.8cm" svg:height="0.924cm" svg:x="1cm" svg:y="13.413cm">
          <draw:text-box>
            <text:p text:style-name="P7"><text:span text:style-name="T5">state</text:span><text:span text:style-name="T6">n</text:span></text:p>
          </draw:text-box>
        </draw:frame>
        <draw:frame draw:style-name="gr7" draw:text-style-name="P9" draw:layer="layout" svg:width="5.6cm" svg:height="0.962cm" svg:x="7.7cm" svg:y="3.4cm">
          <draw:text-box>
            <text:p text:style-name="P1"><text:span text:style-name="T8">Ethereum</text:span></text:p>
          </draw:text-box>
        </draw:frame>
        <draw:custom-shape draw:style-name="gr9" draw:text-style-name="P1" xml:id="id18" draw:id="id18" draw:layer="layout" svg:width="1.108cm" svg:height="8.4cm" svg:x="17.3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 xml:id="id17" draw:id="id17" draw:layer="layout" svg:width="6.912cm" svg:height="0.962cm" draw:transform="rotate (1.5707963267949) translate (17.373cm 11.656cm)">
          <draw:text-box>
            <text:p text:style-name="P1">Transaction Pool</text:p>
          </draw:text-box>
        </draw:frame>
        <draw:custom-shape draw:style-name="gr18" draw:text-style-name="P1" draw:layer="layout" svg:width="0.6cm" svg:height="2.423cm" svg:x="6.75cm" svg:y="11.4cm">
          <text:p/>
          <draw:enhanced-geometry svg:viewBox="0 0 21600 21600" draw:type="rectangle" draw:enhanced-path="M 0 0 L 21600 0 21600 21600 0 21600 0 0 Z N"/>
        </draw:custom-shape>
        <draw:custom-shape draw:style-name="gr19" draw:text-style-name="P12" xml:id="id4" draw:id="id4" draw:layer="layout" svg:width="2.4cm" svg:height="1.2cm" svg:x="10.8cm" svg:y="24.08cm">
          <text:p text:style-name="P1"><text:span text:style-name="T5">verify</text:span><text:span text:style-name="T10">**</text:span></text:p>
          <draw:enhanced-geometry svg:viewBox="0 0 21600 21600" draw:path-stretchpoint-x="10800" draw:path-stretchpoint-y="10800" draw:text-areas="?f3 ?f4 ?f5 ?f6" draw:type="round-rectangle" draw:modifiers="6066.566716641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xml:id="id7" draw:id="id7" draw:layer="layout" svg:width="0.677cm" svg:height="1.8cm" draw:transform="rotate (1.5707963267949) translate (9.1cm 26.477cm)">
          <text:p text:style-name="P1"><text:span text:style-name="T4">PoW</text:span></text:p>
          <draw:enhanced-geometry svg:viewBox="0 0 21600 21600" draw:type="rectangle" draw:enhanced-path="M 0 0 L 21600 0 21600 21600 0 21600 0 0 Z N"/>
        </draw:custom-shape>
        <draw:connector draw:style-name="gr21" draw:text-style-name="P1" draw:layer="layout" draw:type="curve" svg:x1="10.8cm" svg:y1="24.68cm" svg:x2="10cm" svg:y2="25.8cm" draw:start-shape="id4" draw:start-glue-point="3" draw:end-shape="id7" draw:end-glue-point="1" svg:d="m10800 24680c-534 0-800 373-800 1120" svg:viewBox="0 0 801 1121">
          <text:p/>
        </draw:connector>
        <draw:custom-shape draw:style-name="gr20" draw:text-style-name="P6" draw:layer="layout" svg:width="0.677cm" svg:height="3.8cm" draw:transform="rotate (1.5707963267949) translate (3.2cm 12.578cm)">
          <text:p text:style-name="P1"><text:span text:style-name="T4">PoW</text:span></text:p>
          <draw:enhanced-geometry svg:viewBox="0 0 21600 21600" draw:type="rectangle" draw:enhanced-path="M 0 0 L 21600 0 21600 21600 0 21600 0 0 Z N"/>
        </draw:custom-shape>
        <draw:custom-shape draw:style-name="gr16" draw:text-style-name="P6" draw:layer="layout" svg:width="4.6cm" svg:height="1.2cm" svg:x="2.8cm" svg:y="13.275cm">
          <text:p text:style-name="P1"><text:span text:style-name="T4">balances <text:s text:c="11"/>RAM</text:span></text:p>
          <draw:enhanced-geometry svg:viewBox="0 0 21600 21600" draw:type="rectangle" draw:enhanced-path="M 0 0 L 21600 0 21600 21600 0 21600 0 0 Z N"/>
        </draw:custom-shape>
        <draw:connector draw:style-name="gr22" draw:text-style-name="P1" draw:layer="layout" svg:x1="6.75cm" svg:y1="4.975cm" svg:x2="6.75cm" svg:y2="13.277cm" draw:start-shape="id8" draw:end-shape="id9" svg:d="m6750 4975v8302" svg:viewBox="0 0 1 8303">
          <text:p/>
        </draw:connector>
        <draw:connector draw:style-name="gr23" draw:text-style-name="P1" draw:layer="layout" svg:x1="3.45cm" svg:y1="4.975cm" svg:x2="3.45cm" svg:y2="13.278cm" draw:start-shape="id10" draw:start-glue-point="2" draw:end-shape="id11" svg:d="m3450 4975v8303" svg:viewBox="0 0 1 8304">
          <text:p/>
        </draw:connector>
        <draw:custom-shape draw:style-name="gr24" draw:text-style-name="P13" xml:id="id15" draw:id="id15" draw:layer="layout" svg:width="1.75cm" svg:height="1.2cm" svg:x="4.05cm" svg:y="7.6cm">
          <text:p text:style-name="P1"><text:span text:style-name="T11">verify</text:span><text:span text:style-name="T12">**</text:span></text:p>
          <draw:enhanced-geometry svg:viewBox="0 0 21600 21600" draw:path-stretchpoint-x="10800" draw:path-stretchpoint-y="10800" draw:text-areas="?f3 ?f4 ?f5 ?f6" draw:type="round-rectangle" draw:modifiers="6066.566716641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4" xml:id="id13" draw:id="id13" draw:layer="layout" svg:width="2.1cm" svg:height="1.8cm" svg:x="5.65cm" svg:y="9.4cm">
          <text:p text:style-name="P1"><text:span text:style-name="T13">execute</text:span></text:p>
          <draw:enhanced-geometry svg:viewBox="0 0 21600 21600" draw:path-stretchpoint-x="10800" draw:path-stretchpoint-y="10800" draw:text-areas="?f3 ?f4 ?f5 ?f6" draw:type="round-rectangle" draw:modifiers="6066.566716641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1" draw:layer="layout" svg:x1="8.8cm" svg:y1="10.3cm" svg:x2="7.75cm" svg:y2="10.3cm" draw:start-shape="id12" draw:start-glue-point="3" draw:end-shape="id13" draw:end-glue-point="1" svg:d="m8800 10300h-1050" svg:viewBox="0 0 1051 1">
          <text:p/>
        </draw:connector>
        <draw:connector draw:style-name="gr27" draw:text-style-name="P1" draw:layer="layout" svg:x1="8.8cm" svg:y1="8.2cm" svg:x2="5.8cm" svg:y2="8.2cm" draw:start-shape="id14" draw:start-glue-point="3" draw:end-shape="id15" draw:end-glue-point="1" svg:d="m8800 8200h-3000" svg:viewBox="0 0 3001 1">
          <text:p/>
        </draw:connector>
        <draw:connector draw:style-name="gr11" draw:text-style-name="P1" draw:layer="layout" svg:x1="19.292cm" svg:y1="8.2cm" svg:x2="18.335cm" svg:y2="8.2cm" draw:start-shape="id16" draw:start-glue-point="0" draw:end-shape="id17" draw:end-glue-point="2" svg:d="m19292 8200h-957" svg:viewBox="0 0 958 1">
          <text:p/>
        </draw:connector>
        <draw:connector draw:style-name="gr28" draw:text-style-name="P1" draw:layer="layout" svg:x1="17.3cm" svg:y1="8.2cm" svg:x2="13.6cm" svg:y2="8.2cm" draw:start-shape="id18" draw:start-glue-point="3" draw:end-shape="id14" draw:end-glue-point="1" svg:d="m17300 8200h-3700" svg:viewBox="0 0 3701 1">
          <text:p/>
        </draw:connector>
        <draw:connector draw:style-name="gr28" draw:text-style-name="P1" draw:layer="layout" draw:type="lines" draw:line-skew="-2.199cm 0.198cm" svg:x1="17.3cm" svg:y1="8.2cm" svg:x2="13.6cm" svg:y2="10.3cm" draw:start-shape="id18" draw:start-glue-point="3" draw:end-shape="id12" svg:d="m17300 8200h-2700l-300 2100h-700" svg:viewBox="0 0 3701 2101">
          <text:p/>
        </draw:connector>
        <draw:connector draw:style-name="gr28" draw:text-style-name="P1" draw:layer="layout" draw:type="lines" draw:line-skew="-2.199cm 0.198cm" svg:x1="17.3cm" svg:y1="8.2cm" svg:x2="13.6cm" svg:y2="6.087cm" draw:start-shape="id18" draw:end-shape="id19" svg:d="m17300 8200h-2700l-300-2113h-700" svg:viewBox="0 0 3701 2114">
          <text:p/>
        </draw:connector>
        <draw:connector draw:style-name="gr29" draw:text-style-name="P1" draw:layer="layout" draw:type="curve" svg:x1="7.3cm" svg:y1="6.087cm" svg:x2="6.75cm" svg:y2="6.587cm" draw:start-shape="id20" draw:start-glue-point="3" draw:end-shape="id21" draw:end-glue-point="0" svg:d="m7300 6087c-367 0-550 166-550 500" svg:viewBox="0 0 551 501">
          <text:p/>
        </draw:connector>
        <draw:connector draw:style-name="gr29" draw:text-style-name="P1" draw:layer="layout" draw:type="curve" svg:x1="7.3cm" svg:y1="6.087cm" svg:x2="8.8cm" svg:y2="6.087cm" draw:start-shape="id22" draw:start-glue-point="1" draw:end-shape="id19" draw:end-glue-point="3" svg:d="m7300 6087h1500" svg:viewBox="0 0 1501 1">
          <text:p/>
        </draw:connector>
        <draw:connector draw:style-name="gr30" draw:text-style-name="P1" draw:layer="layout" draw:type="curve" svg:x1="3.9cm" svg:y1="8.2cm" svg:x2="3.45cm" svg:y2="8.66cm" draw:start-shape="id23" draw:start-glue-point="3" draw:end-shape="id24" draw:end-glue-point="0" svg:d="m3900 8200c-300 0-450 153-450 460" svg:viewBox="0 0 451 461">
          <text:p/>
        </draw:connector>
        <draw:connector draw:style-name="gr30" draw:text-style-name="P1" draw:layer="layout" draw:type="curve" svg:x1="3.9cm" svg:y1="10.3cm" svg:x2="3.45cm" svg:y2="9.833cm" draw:start-shape="id25" draw:start-glue-point="3" draw:end-shape="id24" draw:end-glue-point="2" svg:d="m3900 10300c-300 0-450-155-450-467" svg:viewBox="0 0 451 468">
          <text:p/>
        </draw:connector>
        <draw:custom-shape draw:style-name="gr1" draw:text-style-name="P1" xml:id="id25" draw:id="id25" draw:layer="layout" svg:width="0.3cm" svg:height="0.701cm" svg:x="3.9cm" svg:y="9.95cm">
          <text:p/>
          <draw:enhanced-geometry svg:viewBox="0 0 21600 21600" draw:mirror-horizontal="false" draw:mirror-vertical="false" draw:type="rectangle" draw:enhanced-path="M 0 0 L 21600 0 21600 21600 0 21600 0 0 Z N"/>
        </draw:custom-shape>
        <draw:connector draw:style-name="gr30" draw:text-style-name="P1" draw:layer="layout" draw:type="curve" svg:x1="3.9cm" svg:y1="8.2cm" svg:x2="4.05cm" svg:y2="8.2cm" draw:start-shape="id26" draw:start-glue-point="1" draw:end-shape="id15" draw:end-glue-point="3" svg:d="m3900 8200h150" svg:viewBox="0 0 151 1">
          <text:p/>
        </draw:connector>
        <draw:connector draw:style-name="gr31" draw:text-style-name="P1" draw:layer="layout" draw:type="curve" svg:x1="4.925cm" svg:y1="7.6cm" svg:x2="4.925cm" svg:y2="4.976cm" draw:start-shape="id15" draw:start-glue-point="0" draw:end-shape="id27" svg:d="m4925 7600v-2624" svg:viewBox="0 0 1 2625">
          <text:p/>
        </draw:connector>
        <draw:frame draw:style-name="gr7" draw:text-style-name="P15" draw:layer="layout" svg:width="2cm" svg:height="0.645cm" svg:x="15.7cm" svg:y="7.475cm">
          <draw:text-box>
            <text:p text:style-name="P1"><text:span text:style-name="T14">select</text:span></text:p>
          </draw:text-box>
        </draw:frame>
        <draw:g>
          <draw:frame draw:style-name="gr7" draw:text-style-name="P6" xml:id="id28" draw:id="id28" draw:layer="layout" svg:width="2.4cm" svg:height="1.039cm" svg:x="1.2cm" svg:y="19.05cm">
            <draw:text-box>
              <text:p text:style-name="P1"><text:span text:style-name="T14">Transaction</text:span></text:p>
              <text:p text:style-name="P1"><text:span text:style-name="T15">aka</text:span><text:span text:style-name="T14"> TX</text:span></text:p>
            </draw:text-box>
          </draw:frame>
          <draw:g xml:id="id30" draw:id="id30">
            <draw:custom-shape draw:style-name="gr1" draw:text-style-name="P1" draw:layer="layout" svg:width="3cm" svg:height="0.2cm" svg:x="6.2cm" svg:y="20.137cm">
              <text:p/>
              <draw:enhanced-geometry svg:viewBox="0 0 21600 21600" draw:type="rectangle" draw:enhanced-path="M 0 0 L 21600 0 21600 21600 0 21600 0 0 Z N"/>
            </draw:custom-shape>
            <draw:custom-shape draw:style-name="gr4" draw:text-style-name="P15" draw:layer="layout" svg:width="2.7cm" svg:height="0.675cm" svg:x="6.4cm" svg:y="19.9cm">
              <text:p text:style-name="P1"><text:span text:style-name="T14">Transfer Fun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32" draw:id="id32">
            <draw:custom-shape draw:style-name="gr1" draw:text-style-name="P1" draw:layer="layout" svg:width="9.8cm" svg:height="0.444cm" svg:x="6.2cm" svg:y="17.359cm">
              <text:p/>
              <draw:enhanced-geometry svg:viewBox="0 0 21600 21600" draw:type="rectangle" draw:enhanced-path="M 0 0 L 21600 0 21600 21600 0 21600 0 0 Z N"/>
            </draw:custom-shape>
            <draw:frame draw:style-name="gr7" draw:text-style-name="P1" draw:layer="layout" svg:width="1cm" svg:height="0.962cm" svg:x="8.903cm" svg:y="17.1cm">
              <draw:text-box>
                <text:p text:style-name="P1">+</text:p>
              </draw:text-box>
            </draw:frame>
            <draw:custom-shape draw:style-name="gr32" draw:text-style-name="P15" draw:layer="layout" svg:width="2.7cm" svg:height="0.689cm" svg:x="6.4cm" svg:y="17.237cm">
              <text:p text:style-name="P1"><text:span text:style-name="T14">New Account</text:span><text:span text:style-name="T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5" draw:layer="layout" svg:width="2.7cm" svg:height="0.675cm" svg:x="9.702cm" svg:y="17.244cm">
              <text:p text:style-name="P1"><text:span text:style-name="T14">Transfer Fun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 draw:layer="layout" svg:width="1cm" svg:height="0.962cm" svg:x="12.203cm" svg:y="17.1cm">
              <draw:text-box>
                <text:p text:style-name="P1">+</text:p>
              </draw:text-box>
            </draw:frame>
            <draw:custom-shape draw:style-name="gr6" draw:text-style-name="P15" draw:layer="layout" svg:width="2.7cm" svg:height="0.689cm" svg:x="13cm" svg:y="17.237cm">
              <text:p text:style-name="P1"><text:span text:style-name="T14">Update R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31" draw:id="id31">
            <draw:custom-shape draw:style-name="gr1" draw:text-style-name="P1" draw:layer="layout" svg:width="6.4cm" svg:height="0.2cm" svg:x="13.7cm" svg:y="18.781cm">
              <text:p/>
              <draw:enhanced-geometry svg:viewBox="0 0 21600 21600" draw:type="rectangle" draw:enhanced-path="M 0 0 L 21600 0 21600 21600 0 21600 0 0 Z N"/>
            </draw:custom-shape>
            <draw:custom-shape draw:style-name="gr6" draw:text-style-name="P15" draw:layer="layout" svg:width="2.7cm" svg:height="0.689cm" svg:x="17.2cm" svg:y="18.537cm">
              <text:p text:style-name="P1"><text:span text:style-name="T14">Update R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 draw:layer="layout" svg:width="1cm" svg:height="0.962cm" svg:x="16.4cm" svg:y="18.4cm">
              <draw:text-box>
                <text:p text:style-name="P1">+</text:p>
              </draw:text-box>
            </draw:frame>
            <draw:custom-shape draw:style-name="gr4" draw:text-style-name="P15" draw:layer="layout" svg:width="2.7cm" svg:height="0.675cm" svg:x="13.9cm" svg:y="18.544cm">
              <text:p text:style-name="P1"><text:span text:style-name="T14">New T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29" draw:id="id29">
            <draw:custom-shape draw:style-name="gr1" draw:text-style-name="P1" draw:layer="layout" svg:width="6.4cm" svg:height="0.2cm" svg:x="6.2cm" svg:y="18.781cm">
              <text:p/>
              <draw:enhanced-geometry svg:viewBox="0 0 21600 21600" draw:type="rectangle" draw:enhanced-path="M 0 0 L 21600 0 21600 21600 0 21600 0 0 Z N"/>
            </draw:custom-shape>
            <draw:custom-shape draw:style-name="gr5" draw:text-style-name="P15" draw:layer="layout" svg:width="2.7cm" svg:height="0.675cm" svg:x="9.7cm" svg:y="18.544cm">
              <text:p text:style-name="P1"><text:span text:style-name="T14">Run Con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5" draw:layer="layout" svg:width="2.7cm" svg:height="0.675cm" svg:x="6.4cm" svg:y="18.544cm">
              <text:p text:style-name="P1"><text:span text:style-name="T14">Transfer Fun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 draw:layer="layout" svg:width="1cm" svg:height="0.962cm" svg:x="8.9cm" svg:y="18.4cm">
              <draw:text-box>
                <text:p text:style-name="P1">+</text:p>
              </draw:text-box>
            </draw:frame>
          </draw:g>
          <draw:connector draw:style-name="gr33" draw:text-style-name="P1" draw:layer="layout" draw:type="lines" draw:line-skew="0.7cm -0.5cm" svg:x1="3.6cm" svg:y1="19.569cm" svg:x2="6.2cm" svg:y2="18.881cm" draw:start-shape="id28" draw:start-glue-point="1" draw:end-shape="id29" draw:end-glue-point="3" svg:d="m3600 19569h1200l400-688h1000" svg:viewBox="0 0 2601 689">
            <text:p/>
          </draw:connector>
          <draw:connector draw:style-name="gr33" draw:text-style-name="P1" draw:layer="layout" draw:type="lines" draw:line-skew="0.7cm -0.5cm" svg:x1="3.6cm" svg:y1="19.569cm" svg:x2="6.2cm" svg:y2="20.237cm" draw:start-shape="id28" draw:start-glue-point="1" draw:end-shape="id30" draw:end-glue-point="3" svg:d="m3600 19569h1200l400 668h1000" svg:viewBox="0 0 2601 669">
            <text:p/>
          </draw:connector>
          <draw:connector draw:style-name="gr33" draw:text-style-name="P1" draw:layer="layout" draw:type="lines" draw:line-skew="-0.3cm -0.2cm" svg:x1="12.6cm" svg:y1="18.881cm" svg:x2="13.7cm" svg:y2="18.881cm" draw:start-shape="id29" draw:start-glue-point="1" draw:end-shape="id31" draw:end-glue-point="3" svg:d="m12600 18881h200 200 700" svg:viewBox="0 0 1101 1">
            <text:p/>
          </draw:connector>
          <draw:connector draw:style-name="gr33" draw:text-style-name="P1" draw:layer="layout" draw:line-skew="-0.8cm" svg:x1="3.6cm" svg:y1="19.569cm" svg:x2="6.2cm" svg:y2="17.581cm" draw:start-shape="id28" draw:start-glue-point="1" draw:end-shape="id32" draw:end-glue-point="3" svg:d="m3600 19569h500v-1988h2100" svg:viewBox="0 0 2601 1989">
            <text:p/>
          </draw:connector>
          <draw:frame draw:style-name="gr34" draw:text-style-name="P16" draw:layer="layout" svg:width="1.8cm" svg:height="0.725cm" svg:x="3.5cm" svg:y="17.2cm">
            <draw:text-box>
              <text:p><text:span text:style-name="T4">1</text:span></text:p>
            </draw:text-box>
          </draw:frame>
          <draw:frame draw:style-name="gr7" draw:text-style-name="P16" draw:layer="layout" svg:width="1.8cm" svg:height="0.725cm" svg:x="4.3cm" svg:y="18.52cm">
            <draw:text-box>
              <text:p><text:span text:style-name="T4">2a</text:span></text:p>
            </draw:text-box>
          </draw:frame>
          <draw:frame draw:style-name="gr7" draw:text-style-name="P16" draw:layer="layout" svg:width="1.8cm" svg:height="0.725cm" svg:x="4.3cm" svg:y="19.87cm">
            <draw:text-box>
              <text:p><text:span text:style-name="T4">2b</text:span></text:p>
            </draw:text-box>
          </draw:frame>
        </draw:g>
        <draw:custom-shape draw:style-name="gr1" draw:text-style-name="P1" xml:id="id35" draw:id="id35" draw:layer="layout" svg:width="0.3cm" svg:height="0.701cm" svg:x="8.592cm" svg:y="11.25cm">
          <text:p/>
          <draw:enhanced-geometry svg:viewBox="0 0 21600 21600" draw:mirror-horizontal="false" draw:mirror-vertical="false" draw:type="rectangle" draw:enhanced-path="M 0 0 L 21600 0 21600 21600 0 21600 0 0 Z N"/>
        </draw:custom-shape>
        <draw:connector draw:style-name="gr35" draw:text-style-name="P1" draw:layer="layout" draw:type="curve" svg:x1="8.892cm" svg:y1="11.6cm" svg:x2="7.75cm" svg:y2="10.701cm" draw:start-shape="id33" draw:start-glue-point="3" draw:end-shape="id34" draw:end-glue-point="1" svg:d="m8892 11600c-856 0-286-899-1142-899" svg:viewBox="0 0 1143 900">
          <text:p/>
        </draw:connector>
        <draw:custom-shape draw:style-name="gr1" draw:text-style-name="P1" xml:id="id33" draw:id="id33" draw:layer="layout" svg:width="0.3cm" svg:height="0.701cm" svg:x="8.892cm" svg:y="11.25cm">
          <text:p/>
          <draw:enhanced-geometry svg:viewBox="0 0 21600 21600" draw:mirror-horizontal="false" draw:mirror-vertical="false" draw:type="rectangle" draw:enhanced-path="M 0 0 L 21600 0 21600 21600 0 21600 0 0 Z N"/>
        </draw:custom-shape>
        <draw:custom-shape draw:style-name="gr1" draw:text-style-name="P1" xml:id="id39" draw:id="id39" draw:layer="layout" svg:width="0.3cm" svg:height="0.701cm" svg:x="14.392cm" svg:y="11.251cm">
          <text:p/>
          <draw:enhanced-geometry svg:viewBox="0 0 21600 21600" draw:mirror-horizontal="false" draw:mirror-vertical="false" draw:type="rectangle" draw:enhanced-path="M 0 0 L 21600 0 21600 21600 0 21600 0 0 Z N"/>
        </draw:custom-shape>
        <draw:connector draw:style-name="gr36" draw:text-style-name="P1" draw:layer="layout" svg:x1="8.892cm" svg:y1="11.6cm" svg:x2="14.692cm" svg:y2="11.601cm" draw:start-shape="id35" draw:start-glue-point="1" draw:end-shape="id36" svg:d="m8892 11600h2900v1h2900" svg:viewBox="0 0 5801 2">
          <text:p/>
        </draw:connector>
        <draw:connector draw:style-name="gr27" draw:text-style-name="P1" draw:layer="layout" svg:x1="3.9cm" svg:y1="10.3cm" svg:x2="5.65cm" svg:y2="10.3cm" draw:start-shape="id37" draw:start-glue-point="1" draw:end-shape="id13" draw:end-glue-point="3" svg:d="m3900 10300h1750" svg:viewBox="0 0 1751 1">
          <text:p/>
        </draw:connector>
        <draw:custom-shape draw:style-name="gr37" draw:text-style-name="P1" draw:layer="layout" svg:width="1.108cm" svg:height="6cm" svg:x="14.9cm" svg:y="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8" draw:text-style-name="P1" draw:layer="layout" svg:x1="17.3cm" svg:y1="8.2cm" svg:x2="15.851cm" svg:y2="8.2cm" draw:start-shape="id18" draw:end-shape="id38" draw:end-glue-point="2" svg:d="m17300 8200h-1449" svg:viewBox="0 0 1450 1">
          <text:p/>
        </draw:connector>
        <draw:frame draw:style-name="gr7" draw:text-style-name="P2" xml:id="id38" draw:id="id38" draw:layer="layout" svg:width="5.6cm" svg:height="0.878cm" draw:transform="rotate (1.5707963267949) translate (14.973cm 11cm)">
          <draw:text-box>
            <text:p text:style-name="P1"><text:span text:style-name="T1">Process List</text:span></text:p>
          </draw:text-box>
        </draw:frame>
        <draw:connector draw:style-name="gr26" draw:text-style-name="P1" draw:layer="layout" draw:type="curve" svg:x1="14.692cm" svg:y1="11.601cm" svg:x2="15.412cm" svg:y2="11cm" draw:start-shape="id39" draw:start-glue-point="1" draw:end-shape="id38" draw:end-glue-point="3" svg:d="m14692 11601c480 0 720-200 720-601" svg:viewBox="0 0 721 602">
          <text:p/>
        </draw:connector>
        <draw:frame draw:style-name="gr39" draw:text-style-name="P17" draw:layer="layout" svg:width="10.1cm" svg:height="4.897cm" svg:x="8.8cm" svg:y="11.9cm">
          <draw:text-box>
            <text:p><text:span text:style-name="T17">Transactions:</text:span></text:p>
            <text:p><text:span text:style-name="T18"><text:s/></text:span></text:p>
            <text:p><text:span text:style-name="T14">Anyone can initiate a transaction to send [</text:span><text:span text:style-name="T19">funds</text:span><text:span text:style-name="T14"> + </text:span><text:span text:style-name="T20">data</text:span><text:span text:style-name="T14">] to another account, as long as they have sufficient funds available. That transaction will either </text:span></text:p>
            <text:p><text:span text:style-name="T21"><text:s/></text:span></text:p>
            <text:p><text:span text:style-name="T14">1) create a new contract using the </text:span><text:span text:style-name="T19">funds</text:span><text:span text:style-name="T14"> and </text:span><text:span text:style-name="T20">data,</text:span><text:span text:style-name="T14"> or </text:span></text:p>
            <text:p><text:span text:style-name="T14">2) transfer </text:span><text:span text:style-name="T19">funds</text:span><text:span text:style-name="T14"> to another account (ignoring the </text:span><text:span text:style-name="T20">data</text:span><text:span text:style-name="T14">)</text:span></text:p>
            <text:p><text:span text:style-name="T21"><text:s/></text:span></text:p>
            <text:p><text:span text:style-name="T14">The target account for fund transfers can either be</text:span></text:p>
            <text:p><text:span text:style-name="T21"><text:s/></text:span></text:p>
            <text:p><text:span text:style-name="T14">a) a contract account (i.e. </text:span><text:span text:style-name="T22">execute that contract</text:span><text:span text:style-name="T14">), or</text:span></text:p>
            <text:p><text:span text:style-name="T14">b) another normal account (</text:span><text:span text:style-name="T19">just transfer funds</text:span><text:span text:style-name="T14">)</text:span></text:p>
            <text:p><text:span text:style-name="T21"><text:s/></text:span></text:p>
            <text:p><text:span text:style-name="T14">A contract can update its own RAM arbitrarily and generate new transactions to do any of the above with its own funds</text:span></text:p>
          </draw:text-box>
        </draw:frame>
        <draw:frame draw:style-name="gr40" draw:text-style-name="P17" draw:layer="layout" svg:width="6.6cm" svg:height="1.183cm" svg:x="1.4cm" svg:y="15.614cm">
          <draw:text-box>
            <text:p><text:span text:style-name="T14">Note: beyond a free quota of operations, every executed instruction must be paid for from the contract's balance.</text:span></text:p>
          </draw:text-box>
        </draw:frame>
        <draw:connector draw:style-name="gr41" draw:text-style-name="P1" draw:layer="layout" svg:x1="12cm" svg:y1="24.08cm" svg:x2="11.6cm" svg:y2="23.097cm" draw:start-shape="id4" draw:start-glue-point="0" draw:end-shape="id5" draw:end-glue-point="1" svg:d="m12000 24080v-983h-400" svg:viewBox="0 0 401 984">
          <text:p/>
        </draw:connector>
        <presentation:notes draw:style-name="dp2">
          <draw:page-thumbnail draw:style-name="gr4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59cm" fo:text-indent="0cm"/>
      <style:text-properties style:use-window-font-color="true" style:text-outline="false" style:text-line-through-style="none" fo:font-family="'Liberation Sans'" style:font-family-generic="roman" style:font-pitch="variable" fo:font-size="42.2000007629395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527cm" fo:text-indent="0cm"/>
      <style:text-properties fo:font-size="36.9000015258789pt" style:font-size-asian="28pt" style:font-size-complex="28pt"/>
    </style:style>
    <style:style style:name="Default-outline3" style:family="presentation" style:parent-style-name="Default-outline2">
      <style:paragraph-properties fo:margin-left="0cm" fo:margin-right="0cm" fo:margin-top="0cm" fo:margin-bottom="0.395cm" fo:text-indent="0cm"/>
      <style:text-properties fo:font-size="31.6000003814697pt" style:font-size-asian="24pt" style:font-size-complex="24pt"/>
    </style:style>
    <style:style style:name="Default-outline4" style:family="presentation" style:parent-style-name="Default-outline3">
      <style:paragraph-properties fo:margin-left="0cm" fo:margin-right="0cm" fo:margin-top="0cm" fo:margin-bottom="0.263cm" fo:text-indent="0cm"/>
      <style:text-properties fo:font-size="26.3999996185303pt" style:font-size-asian="20pt" style:font-size-complex="20pt"/>
    </style:style>
    <style:style style:name="Default-outline5" style:family="presentation" style:parent-style-name="Default-outline4">
      <style:paragraph-properties fo:margin-left="0cm" fo:margin-right="0cm" fo:margin-top="0cm" fo:margin-bottom="0.131cm" fo:text-indent="0cm"/>
      <style:text-properties fo:font-size="26.3999996185303pt" style:font-size-asian="20pt" style:font-size-complex="20pt"/>
    </style:style>
    <style:style style:name="Default-outline6" style:family="presentation" style:parent-style-name="Default-outline5">
      <style:paragraph-properties fo:margin-left="0cm" fo:margin-right="0cm" fo:margin-top="0cm" fo:margin-bottom="0.131cm" fo:text-indent="0cm"/>
      <style:text-properties fo:font-size="26.3999996185303pt" style:font-size-asian="20pt" style:font-size-complex="20pt"/>
    </style:style>
    <style:style style:name="Default-outline7" style:family="presentation" style:parent-style-name="Default-outline6">
      <style:paragraph-properties fo:margin-left="0cm" fo:margin-right="0cm" fo:margin-top="0cm" fo:margin-bottom="0.131cm" fo:text-indent="0cm"/>
      <style:text-properties fo:font-size="26.3999996185303pt" style:font-size-asian="20pt" style:font-size-complex="20pt"/>
    </style:style>
    <style:style style:name="Default-outline8" style:family="presentation" style:parent-style-name="Default-outline7">
      <style:paragraph-properties fo:margin-left="0cm" fo:margin-right="0cm" fo:margin-top="0cm" fo:margin-bottom="0.131cm" fo:text-indent="0cm"/>
      <style:text-properties fo:font-size="26.3999996185303pt" style:font-size-asian="20pt" style:font-size-complex="20pt"/>
    </style:style>
    <style:style style:name="Default-outline9" style:family="presentation" style:parent-style-name="Default-outline8">
      <style:paragraph-properties fo:margin-left="0cm" fo:margin-right="0cm" fo:margin-top="0cm" fo:margin-bottom="0.131cm" fo:text-indent="0cm"/>
      <style:text-properties fo:font-size="26.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58.0999984741211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Default" style:page-layout-name="PM1" draw:style-name="Mdp1">
      <draw:frame presentation:style-name="Default-title" draw:layer="backgroundobjects" svg:width="17.099cm" svg:height="4.625cm" svg:x="1.95cm" svg:y="2.104cm" presentation:class="title" presentation:placeholder="true">
        <draw:text-box/>
      </draw:frame>
      <draw:frame presentation:style-name="Default-outline1" draw:layer="backgroundobjects" svg:width="17.099cm" svg:height="16.065cm" svg:x="1.95cm" svg:y="7.481cm" presentation:class="outline" presentation:placeholder="true">
        <draw:text-box/>
      </draw:frame>
      <draw:frame presentation:style-name="Mpr1" draw:text-style-name="MP1" draw:layer="backgroundobjects" svg:width="4.426cm" svg:height="1.91cm" svg:x="1.95cm" svg:y="26.234cm" presentation:class="date-time">
        <draw:text-box>
          <text:p text:style-name="MP1"><text:span text:style-name="MT1"><presentation:date-time/></text:span></text:p>
        </draw:text-box>
      </draw:frame>
      <draw:frame presentation:style-name="Mpr1" draw:text-style-name="MP3" draw:layer="backgroundobjects" svg:width="6.022cm" svg:height="1.91cm" svg:x="7.498cm" svg:y="26.234cm" presentation:class="footer">
        <draw:text-box>
          <text:p text:style-name="MP3"><text:span text:style-name="MT1"><presentation:footer/></text:span></text:p>
        </draw:text-box>
      </draw:frame>
      <draw:frame presentation:style-name="Mpr1" draw:text-style-name="MP2" draw:layer="backgroundobjects" svg:width="4.426cm" svg:height="1.91cm" svg:x="14.623cm" svg:y="26.234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15T15:10:29</meta:creation-date>
    <dc:date>2014-02-21T00:19:36</dc:date>
    <meta:editing-duration>P2DT19H57M1S</meta:editing-duration>
    <meta:editing-cycles>51</meta:editing-cycles>
    <meta:generator>LibreOffice/4.0.2.2$Linux_X86_64 LibreOffice_project/400m0$Build-2</meta:generator>
    <meta:document-statistic meta:object-count="133"/>
  </office:meta>
</office:document-meta>
</file>